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99cm"/>
    </style:style>
    <style:style style:name="co2" style:family="table-column">
      <style:table-column-properties fo:break-before="auto" style:column-width="1.50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2.672cm" svg:y="0cm">
            <draw:object draw:notify-on-update-of-ranges="Sheet1.A1:Sheet1.A1 Sheet1.A2:Sheet1.A5 Sheet1.B1:Sheet1.B1 Sheet1.B2:Sheet1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ubscribers</text:p>
          </table:table-cell>
          <table:table-cell office:value-type="string">
            <text:p>Avg elapsed ti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893">
            <text:p>132893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297804">
            <text:p>2978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21/09/2011</text:date>, <text:time>17:1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9-21T17:15:57</dc:date>
    <dc:creator>duy </dc:creator>
    <meta:generator>LibreOffice/3.4$Linux LibreOffice_project/340m1$Build-302</meta:generator>
    <meta:editing-duration>PT17M51S</meta:editing-duration>
    <meta:editing-cycles>1</meta:editing-cycles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705cm" svg:y="0.315cm" chart:style-name="ch2">
          <text:p>"Message avg. time to arrive to subscribers by number of subscribers"</text:p>
        </chart:title>
        <chart:legend chart:legend-position="end" svg:x="11.982cm" svg:y="4.212cm" style:legend-expansion="high" chart:style-name="ch3"/>
        <chart:plot-area chart:style-name="ch4" table:cell-range-address="Sheet1.A1:Sheet1.B5" chart:data-source-has-labels="both" svg:x="1.314cm" svg:y="1.64cm" svg:width="10.029cm" svg:height="6.216cm">
          <chartooo:coordinate-region svg:x="2.758cm" svg:y="1.829cm" svg:width="8.186cm" svg:height="5.402cm"/>
          <chart:axis chart:dimension="x" chart:name="primary-x" chart:style-name="ch5" chartooo:axis-type="auto">
            <chartooo:date-scale/>
            <chart:title svg:x="4.703cm" svg:y="8.037cm" chart:style-name="ch6">
              <text:p>Number of subscribers</text:p>
            </chart:title>
            <chart:categories table:cell-range-address="Sheet1.A2:Sheet1.A5"/>
          </chart:axis>
          <chart:axis chart:dimension="y" chart:name="primary-y" chart:style-name="ch5">
            <chart:title svg:x="0.451cm" svg:y="7.036cm" chart:style-name="ch7">
              <text:p>Avg. elapsed time (milliseconds)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lapsed 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5</svg:desc>
                </draw:g>
              </table:table-cell>
              <table:table-cell office:value-type="float" office:value="36">
                <text:p>36</text:p>
                <draw:g>
                  <svg:desc>Sheet1.B2:Sheet1.B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2893">
                <text:p>1328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97804">
                <text:p>2978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